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65cm"/>
    </style:style>
    <style:style style:name="co2" style:family="table-column">
      <style:table-column-properties fo:break-before="auto" style:column-width="18.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botto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office:value-type="string" calcext:value-type="string">
            <text:p>jour</text:p>
          </table:table-cell>
          <table:table-cell table:formula="of:=60*6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rise glac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finir l’objectif</text:p>
          </table:table-cell>
          <table:table-cell office:value-type="string" calcext:value-type="string">
            <text:p>saisir les éléments de l’atlas du patrimoine dans OSM pour reproduire un atlas à jou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éfinir les méthodes</text:p>
          </table:table-cell>
          <table:table-cell office:value-type="string" calcext:value-type="string">
            <text:p>- utiliser la 1e liste (M3 PLUi 2025) et les éléments pour faire un import dans OSM et produire un 1<text:span text:style-name="T1">er</text:span> atlas</text:p>
            <text:p>- la 2<text:span text:style-name="T1">e</text:span> pour ajouter des attributs (import individuel) et valider / produire un atlas fin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présenter OSM et faire une première saisie pour comprendre tag / value</text:p>
          </table:table-cell>
          <table:table-cell office:value-type="string" calcext:value-type="string">
            <text:p>créer son profi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ister les sources pour les tags</text:p>
          </table:table-cell>
          <table:table-cell office:value-type="string" calcext:value-type="string">
            <text:p>taginfo, les features, osm, overpa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QUIZZ objectifs et définition de ba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ésenter la 1e liste en faisant une 1e carte</text:p>
          </table:table-cell>
          <table:table-cell office:value-type="string" calcext:value-type="string">
            <text:p>données geoportail de l’urbanisme + tableau récupéré pdf // normalement les mêmes adress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TE 1 : M3 + règles style catégorie + fond positron</text:p>
          </table:table-cell>
          <table:table-cell table:style-name="ce3" office:value-type="string" calcext:value-type="string">
            <text:p>lister les compétences dans le framcalc (ajouter couches / fond positron / style catégorisé puis avec des règles) / faire faire au tableau par un étudiant différent chaque manip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étailler autre source : le géocodage du tableau de la M3</text:p>
          </table:table-cell>
          <table:table-cell office:value-type="string" calcext:value-type="string">
            <text:p>on récupère 1 les adresses 2 une nouvelle typologie. La mettre dans la carte et détailler la typo.</text:p>
            <text:p>Simplification de la couche, affichage du numéro de ru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ouver les anomalies : recherche de méthode</text:p>
          </table:table-cell>
          <table:table-cell office:value-type="string" calcext:value-type="string">
            <text:p>en général les points correspondent avec un batiment… sauf quelques uns qui sont peut-être des oubliés, ex = 161 rue édouard vailla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tailler les typologies</text:p>
          </table:table-cell>
          <table:table-cell office:value-type="string" calcext:value-type="string">
            <text:p>ensemble bati remarquable : repérage zonal, gestion patrimoniale globale ¨+ rajouter typologie liste géocodée : immeuble, pavillon, maison de bour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écupérer les années pour les bâtiments</text:p>
          </table:table-cell>
          <table:table-cell office:value-type="string" calcext:value-type="string">
            <text:p>fichier cadastre. Couche cadastreannee. Il s’agit de la parcelle. Donc il faut reprendre la parcelle des batiments et faire une jointure pour récupérer l’année.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e correspondre tag OSM et typolgie</text:p>
          </table:table-cell>
          <table:table-cell office:value-type="string" calcext:value-type="string">
            <text:p>3 possibilités : taginfo / features / ia : 3 groupes et rendu des proposition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iviser en quartiers : compter les points dans une grille et répartir les carreaux</text:p>
          </table:table-cell>
          <table:table-cell office:value-type="string" calcext:value-type="string">
            <text:p>calculer le nb de points par étudiant et attribuer les carreaux via umap ou framacalc (laisser les étudiants saisir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iser en quartiers : kmeans contraint</text:p>
          </table:table-cell>
          <table:table-cell office:value-type="string" calcext:value-type="string">
            <text:p>installer le scri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le croisement en géocodage avec les données urbanisme</text:p>
          </table:table-cell>
          <table:table-cell office:value-type="string" calcext:value-type="string">
            <text:p>chaque étudiant vérifie son géocodagee et note les pb de points déplacés dans le tableau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tifier les erreur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string" calcext:value-type="string">
            <text:p>basiqu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iliser JOSM pour les batiments</text:p>
          </table:table-cell>
          <table:table-cell office:value-type="string" calcext:value-type="string">
            <text:p>Cheatsheet = pts les plus imortatn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uver la méthode pour importer dans OSM</text:p>
          </table:table-cell>
          <table:table-cell office:value-type="string" calcext:value-type="string">
            <text:p><text:a xlink:href="https://wiki.openstreetmap.org/wiki/Import/Catalogue" xlink:type="simple">https://wiki.openstreetmap.org/wiki/Import/Catalogue</text:a> EX des arbres OSM <text:a xlink:href="mailto:git@github.com" xlink:type="simple">git@github.com</text:a>:defuneste/arbresosm.gi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iliser JOSM et la solution de fusion des calques</text:p>
          </table:table-cell>
          <table:table-cell table:style-name="Default" office:value-type="string" calcext:value-type="string">
            <text:p>appliquer en local sur sa machin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finir les pb à l’import en masse</text:p>
          </table:table-cell>
          <table:table-cell office:value-type="string" calcext:value-type="string">
            <text:p>https://forum.openstreetmap.fr/t/geomas-import-de-donnees-en-masse-dans-osm/6469/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ger dans JOSM</text:p>
          </table:table-cell>
          <table:table-cell office:value-type="string" calcext:value-type="string">
            <text:p>chaque étudiant sur sa zon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rt OSM dans overpass turb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E 2 : verif saisie et atlas</text:p>
          </table:table-cell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r les pb et saisie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iliser autre source : liste 2011</text:p>
          </table:table-cell>
          <table:table-cell office:value-type="string" calcext:value-type="string">
            <text:p>comparer les items / utiliser google maps et fonds photo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si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E 3 : verif saisie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e pl cartes sur une page</text:p>
          </table:table-cell>
          <table:table-cell office:value-type="string" calcext:value-type="string">
            <text:p>utiliser les thèmes et les groupes de couch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e un atla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2:.D32])" office:value-type="float" office:value="540" calcext:value-type="float">
            <text:p>540</text:p>
          </table:table-cell>
          <table:table-cell table:number-columns-repeated="6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6:24:58.8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08:03:59.443000000</meta:creation-date>
    <meta:generator>LibreOffice/7.2.3.2$Windows_X86_64 LibreOffice_project/d166454616c1632304285822f9c83ce2e660fd92</meta:generator>
    <dc:date>2025-07-29T19:02:04.581000000</dc:date>
    <meta:editing-duration>PT5H17M39S</meta:editing-duration>
    <meta:editing-cycles>9</meta:editing-cycles>
    <meta:document-statistic meta:table-count="1" meta:cell-count="89" meta:object-count="0"/>
  </office:meta>
</office:document-meta>
</file>